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6666ff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Biome</text:p>
          </table:table-cell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Weather</text:p>
          </table:table-cell>
          <table:table-cell table:style-name="ce1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RainyThunder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Foggy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9" office:value-type="string" calcext:value-type="string">
            <text:p>DoubleRainbow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ropicalSwamp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number-rows-repeated="10480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C51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2:22:10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11-02T12:26:24.821000000</dc:date>
    <meta:editing-cycles>55</meta:editing-cycles>
    <meta:editing-duration>PT3H22S</meta:editing-duration>
    <meta:generator>LibreOffice/5.3.4.2$Windows_X86_64 LibreOffice_project/f82d347ccc0be322489bf7da61d7e4ad13fe2ff3</meta:generator>
    <meta:document-statistic meta:table-count="1" meta:cell-count="2060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